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33e" officeooo:paragraph-rsid="0011a33e"/>
    </style:style>
    <style:style style:name="T1" style:family="text">
      <style:text-properties officeooo:rsid="001267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to <text:span text:style-name="T1">121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0:53.863905252</meta:creation-date>
    <dc:date>2018-12-10T19:03:03.161796411</dc:date>
    <meta:editing-duration>PT4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